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JetBrains Mono1" svg:font-family="'JetBrains Mono'" style:font-family-generic="modern"/>
    <style:font-face style:name="Liberation Serif" svg:font-family="'Liberation Serif'" style:font-family-generic="roman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draw:textarea-horizontal-align="justify" draw:textarea-vertical-align="middle" draw:auto-grow-height="false" fo:min-height="1.751cm" fo:min-width="1.292cm" draw:shadow="hidden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</style:style>
    <style:style style:name="P1" style:family="paragraph">
      <style:paragraph-properties fo:text-align="center"/>
      <style:text-properties fo:color="#000000" style:font-name="Times New Roman" fo:font-size="10pt"/>
    </style:style>
    <style:style style:name="P2" style:family="paragraph">
      <loext:graphic-properties draw:fill="solid"/>
      <style:paragraph-properties fo:text-align="center"/>
      <style:text-properties fo:color="#000000" style:font-name="Times New Roman" fo:font-size="10pt"/>
    </style:style>
    <style:style style:name="P3" style:family="paragraph">
      <style:paragraph-properties fo:text-align="center" style:text-autospace="none"/>
      <style:text-properties fo:color="#000000" style:font-name="Times New Roman" fo:font-size="10pt" style:font-name-asian="Consolas" style:font-size-asian="10pt" style:font-name-complex="Consolas" style:font-size-complex="10pt"/>
    </style:style>
    <style:style style:name="P4" style:family="paragraph">
      <style:paragraph-properties fo:margin-left="0cm" fo:margin-right="0cm" fo:margin-top="0cm" fo:margin-bottom="0.053cm" fo:text-align="center" fo:text-indent="0cm" style:text-autospace="none"/>
      <style:text-properties fo:color="#000000" style:font-name="Times New Roman" fo:font-size="10pt" fo:language="en" fo:country="US" style:font-name-asian="Consolas" style:font-size-asian="10pt" style:language-asian="en" style:country-asian="US" style:font-name-complex="Consolas" style:font-size-complex="10pt" style:language-complex="ar" style:country-complex="SA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Times New Roman" fo:font-size="10pt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font-name-asian="Consolas" style:font-size-asian="10pt" style:language-asian="en" style:country-asian="US" style:font-name-complex="Consolas" style:font-size-complex="10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cm" svg:height="1cm" svg:x="14.991cm" svg:y="0.001cm">
          <text:p text:style-name="P1">sort(int arr[], int n)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gon draw:style-name="gr2" draw:text-style-name="P1" draw:layer="layout" svg:width="2.999cm" svg:height="1.999cm" svg:x="14.991cm" svg:y="2.001cm" svg:viewBox="0 0 3000 2000" draw:points="604,0 2396,0 3000,500 3000,2000 0,2000 0,500">
          <text:p text:style-name="P1">i=0</text:p>
          <text:p text:style-name="P1">i=i+1</text:p>
          <text:p text:style-name="P1">i&lt;=n</text:p>
        </draw:polygon>
        <draw:polygon draw:style-name="gr2" draw:text-style-name="P1" draw:layer="layout" svg:width="2.999cm" svg:height="2cm" svg:x="14.99cm" svg:y="14.001cm" svg:viewBox="0 0 3000 2001" draw:points="0,0 3000,0 3000,1500 2396,2001 604,2001 0,1400">
          <text:p text:style-name="P1">j</text:p>
        </draw:polygon>
        <draw:polygon draw:style-name="gr2" draw:text-style-name="P1" draw:layer="layout" svg:width="2.999cm" svg:height="1.999cm" svg:x="14.99cm" svg:y="5.001cm" svg:viewBox="0 0 3000 2000" draw:points="604,0 2396,0 3000,500 3000,2000 0,2000 0,500">
          <text:p text:style-name="P1">j=0</text:p>
          <text:p text:style-name="P1">j=j+1</text:p>
          <text:p text:style-name="P1">j&lt;=n-i-1</text:p>
        </draw:polygon>
        <draw:polygon draw:style-name="gr2" draw:text-style-name="P1" draw:layer="layout" svg:width="2.999cm" svg:height="2cm" svg:x="14.99cm" svg:y="17.001cm" svg:viewBox="0 0 3000 2001" draw:points="0,0 3000,0 3000,1500 2396,2001 604,2001 0,1400">
          <text:p text:style-name="P1">i</text:p>
        </draw:polygon>
        <draw:line draw:style-name="gr3" draw:text-style-name="P2" draw:layer="layout" svg:x1="16.491cm" svg:y1="1.001cm" svg:x2="16.491cm" svg:y2="2.001cm">
          <text:p/>
        </draw:line>
        <draw:line draw:style-name="gr3" draw:text-style-name="P2" draw:layer="layout" svg:x1="16.491cm" svg:y1="4.001cm" svg:x2="16.491cm" svg:y2="5.001cm">
          <text:p/>
        </draw:line>
        <draw:line draw:style-name="gr3" draw:text-style-name="P2" draw:layer="layout" svg:x1="16.49cm" svg:y1="19.001cm" svg:x2="16.49cm" svg:y2="20.001cm">
          <text:p/>
        </draw:line>
        <draw:line draw:style-name="gr3" draw:text-style-name="P2" draw:layer="layout" svg:x1="16.49cm" svg:y1="10.001cm" svg:x2="16.49cm" svg:y2="11.001cm">
          <text:p/>
        </draw:line>
        <draw:line draw:style-name="gr3" draw:text-style-name="P2" draw:layer="layout" svg:x1="16.49cm" svg:y1="7.001cm" svg:x2="16.49cm" svg:y2="8.001cm">
          <text:p/>
        </draw:line>
        <draw:line draw:style-name="gr3" draw:text-style-name="P2" draw:layer="layout" svg:x1="16.49cm" svg:y1="16.001cm" svg:x2="16.49cm" svg:y2="17.001cm">
          <text:p/>
        </draw:line>
        <draw:custom-shape draw:style-name="gr4" draw:text-style-name="P3" draw:layer="layout" svg:width="3cm" svg:height="2cm" svg:x="14.99cm" svg:y="8.001cm">
          <text:p text:style-name="P3"><text:span text:style-name="T1">arr[j]&lt;arr[j+1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3cm" svg:height="2cm" svg:x="14.989cm" svg:y="11cm">
          <text:p text:style-name="P3"><text:span text:style-name="T2">temp = arr[j]</text:span></text:p>
          <text:p text:style-name="P3"><text:span text:style-name="T2">arr[j] = arr[j + 1]</text:span></text:p>
          <text:p text:style-name="P3"><text:span text:style-name="T2">arr[j + 1] = temp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5.09cm" svg:y="20.001cm">
          <text:p text:style-name="P1">Возврат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6.493cm" svg:y1="13.002cm" svg:x2="16.493cm" svg:y2="14.002cm">
          <text:p/>
        </draw:line>
        <draw:line draw:style-name="gr3" draw:text-style-name="P2" draw:layer="layout" svg:x1="17.99cm" svg:y1="9.001cm" svg:x2="18.99cm" svg:y2="9.001cm">
          <text:p/>
        </draw:line>
        <draw:line draw:style-name="gr3" draw:text-style-name="P2" draw:layer="layout" svg:x1="18.99cm" svg:y1="9.001cm" svg:x2="18.99cm" svg:y2="19.501cm">
          <text:p/>
        </draw:line>
        <draw:line draw:style-name="gr6" draw:text-style-name="P2" draw:layer="layout" svg:x1="18.99cm" svg:y1="19.501cm" svg:x2="16.49cm" svg:y2="19.501cm">
          <text:p/>
        </draw:line>
        <draw:frame draw:style-name="gr7" draw:text-style-name="P5" draw:layer="layout" svg:width="1.124cm" svg:height="0.683cm" svg:x="17.89cm" svg:y="8.401cm">
          <draw:text-box>
            <text:p text:style-name="P1">Нет</text:p>
          </draw:text-box>
        </draw:frame>
        <draw:frame draw:style-name="gr8" draw:text-style-name="P5" draw:layer="layout" svg:width="0.942cm" svg:height="0.683cm" svg:x="16.49cm" svg:y="10.101cm">
          <draw:text-box>
            <text:p text:style-name="P1">Д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JetBrains Mono1" svg:font-family="'JetBrains Mono'" style:font-family-generic="modern"/>
    <style:font-face style:name="Liberation Serif" svg:font-family="'Liberation Serif'" style:font-family-generic="roman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02T11:19:49.469000000</meta:creation-date>
    <dc:date>2025-09-13T12:51:37.741000000</dc:date>
    <meta:editing-duration>P2DT5H3M2S</meta:editing-duration>
    <meta:editing-cycles>33</meta:editing-cycles>
    <meta:generator>Neat_Office/6.2.8.2$Windows_x86 LibreOffice_project/</meta:generator>
    <meta:document-statistic meta:object-count="20"/>
  </office:meta>
</office:document-meta>
</file>